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14c1e" officeooo:paragraph-rsid="00014c1e"/>
    </style:style>
    <style:style style:name="P2" style:family="paragraph" style:parent-style-name="Text_20_body">
      <style:text-properties officeooo:rsid="00014c1e" officeooo:paragraph-rsid="00014c1e"/>
    </style:style>
    <style:style style:name="P3" style:family="paragraph" style:parent-style-name="Text_20_body">
      <style:text-properties officeooo:rsid="00034aa3" officeooo:paragraph-rsid="00034a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ikkoraportti 5</text:p>
      <text:p text:style-name="P2"/>
      <text:p text:style-name="P2">Viikko meni pitkälti uudistetun ohjelman toimivuuden dokumentoinnissa ja testien uudelleenkirjoittamisessa. Lisäsin alustavan testidokumentin myös projektin dokumentaatio-osioon. <text:s/>Puurakenne toteuttaa nyt rajapinnan Serializable, joten sen tallentaminen on mahdollista. Ohjelma lataa rakenteen käynnistyessä ja tallentaa sen kun käyttäjä valitsee poistuvansa ohjelmasta.</text:p>
      <text:p text:style-name="P2">Käytin hieman aikaa ohjelman ”opettamiseen” ennen demoja ja viimeisellä demon pelikerralla se alkoi jo tehdä hieman kaulaa ihmispelaajaan. Uskon että jatkamalla opetusta ohjelma kykenee voittamaan ainakin minun pelityylini suhteellisen varmasti.</text:p>
      <text:p text:style-name="P3">Seuraavaksi ajattelin laittaa puurakenteen muistamaan myös tekoälyn aikaisemmat siirrot. Vaikka tekoäly sinänsä olisi satunnainen niin se kuitenkin reagoi pelaajan siirtoihin ja pelaaja tekoälyn siirtoihin, joten uskon että myös niiden tallentaminen parantaa ohjelman toimintaa. Ohjelma on onneksi suunniteltu skaalautumaan hyvin joten se voi rakentaa uuden toiminnallisuuden vanhan päälle ja vanhat opit eivät niin sanotusti ole menneet hukk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20:25:20.626990000</meta:creation-date>
    <dc:date>2015-08-27T12:49:08.848751000</dc:date>
    <meta:editing-duration>PT2M8S</meta:editing-duration>
    <meta:editing-cycles>1</meta:editing-cycles>
    <meta:document-statistic meta:table-count="0" meta:image-count="0" meta:object-count="0" meta:page-count="1" meta:paragraph-count="4" meta:word-count="126" meta:character-count="1077" meta:non-whitespace-character-count="954"/>
    <meta:generator>LibreOffice/5.0.0.5$MacOSX_X86_64 LibreOffice_project/1b1a90865e348b492231e1c451437d7a15bb262b</meta:generator>
  </office:meta>
</office:document-meta>
</file>